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 fo:font-weight="normal" officeooo:rsid="001e0caf" officeooo:paragraph-rsid="001e0caf" style:font-name-asian="Liberation Serif1" style:font-weight-asian="normal" style:font-name-complex="Liberation Serif1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officeooo:rsid="001b704a" officeooo:paragraph-rsid="001b704a"/>
    </style:style>
    <style:style style:name="P3" style:family="paragraph" style:parent-style-name="Standard">
      <style:text-properties style:font-name="Liberation Sans" officeooo:rsid="001b704a" officeooo:paragraph-rsid="001b704a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2377be" officeooo:paragraph-rsid="002377be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6pt" fo:font-weight="normal" officeooo:rsid="0024163e" officeooo:paragraph-rsid="0024163e" style:font-name-asian="Liberation Serif1" style:font-size-asian="6pt" style:font-weight-asian="normal" style:font-name-complex="Liberation Serif1" style:font-size-complex="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6pt" fo:font-weight="normal" officeooo:rsid="0024163e" officeooo:paragraph-rsid="0025b30f" style:font-name-asian="Liberation Serif1" style:font-size-asian="6pt" style:font-weight-asian="normal" style:font-name-complex="Liberation Serif1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6pt" fo:font-weight="normal" officeooo:rsid="001b704a" officeooo:paragraph-rsid="00237b18" style:font-name-asian="Liberation Serif1" style:font-size-asian="6pt" style:font-weight-asian="normal" style:font-name-complex="Liberation Serif1" style:font-size-complex="6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6pt" fo:font-style="italic" officeooo:rsid="002377be" officeooo:paragraph-rsid="002377be" style:font-size-asian="6pt" style:font-style-asian="italic" style:font-size-complex="6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bold" officeooo:rsid="001b704a" officeooo:paragraph-rsid="001b704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weight="bold" officeooo:rsid="001e0caf" officeooo:paragraph-rsid="0021691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weight="bold" officeooo:rsid="001e0caf" officeooo:paragraph-rsid="00237b1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weight="normal" officeooo:rsid="001b704a" officeooo:paragraph-rsid="001b704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weight="normal" officeooo:rsid="001b704a" officeooo:paragraph-rsid="00237b1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normal" officeooo:rsid="001b704a" officeooo:paragraph-rsid="00202c9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weight="normal" officeooo:rsid="001b704a" officeooo:paragraph-rsid="0021691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weight="normal" officeooo:rsid="001dd3e1" officeooo:paragraph-rsid="001dd3e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weight="normal" officeooo:rsid="001dd3e1" officeooo:paragraph-rsid="001dd3e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weight="normal" officeooo:rsid="001e0caf" officeooo:paragraph-rsid="001e0caf" style:font-name-asian="Liberation Serif1" style:font-weight-asian="normal" style:font-name-complex="Liberation Serif1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weight="normal" officeooo:rsid="001e0caf" officeooo:paragraph-rsid="0025b30f" style:font-name-asian="Liberation Serif1" style:font-weight-asian="normal" style:font-name-complex="Liberation Serif1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weight="normal" officeooo:rsid="00202c9d" officeooo:paragraph-rsid="001e0caf" style:font-name-asian="Liberation Serif1" style:font-weight-asian="normal" style:font-name-complex="Liberation Serif1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weight="normal" officeooo:rsid="00202c9d" officeooo:paragraph-rsid="0021691e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weight="normal" officeooo:rsid="00202c9d" officeooo:paragraph-rsid="00237b18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officeooo:paragraph-rsid="001dd3e1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rsid="001dd3e1" officeooo:paragraph-rsid="001e0caf"/>
    </style:style>
    <style:style style:name="P25" style:family="paragraph" style:parent-style-name="Standard">
      <style:paragraph-properties fo:text-align="justify" style:justify-single-word="false"/>
      <style:text-properties style:font-name="Liberation Sans" officeooo:paragraph-rsid="001e0caf"/>
    </style:style>
    <style:style style:name="P26" style:family="paragraph" style:parent-style-name="Standard">
      <style:paragraph-properties fo:text-align="justify" style:justify-single-word="false"/>
      <style:text-properties style:font-name="Liberation Sans" officeooo:rsid="001e0caf" officeooo:paragraph-rsid="001e0ca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dd3e1" style:font-name-asian="Liberation Serif1" style:font-name-complex="Liberation Serif1"/>
    </style:style>
    <style:style style:name="T4" style:family="text">
      <style:text-properties style:font-name="Liberation Serif1" officeooo:rsid="00202c9d" style:font-name-asian="Liberation Serif1" style:font-name-complex="Liberation Serif1"/>
    </style:style>
    <style:style style:name="T5" style:family="text">
      <style:text-properties style:font-name="Liberation Serif1" officeooo:rsid="002377be" style:font-name-asian="Liberation Serif1" style:font-name-complex="Liberation Serif1"/>
    </style:style>
    <style:style style:name="T6" style:family="text">
      <style:text-properties style:font-name="Liberation Serif1" fo:font-weight="normal" style:font-weight-asian="normal" style:font-weight-complex="normal"/>
    </style:style>
    <style:style style:name="T7" style:family="text">
      <style:text-properties style:font-name="Liberation Serif1" fo:font-weight="normal" officeooo:rsid="001b704a" style:font-weight-asian="normal" style:font-weight-complex="normal"/>
    </style:style>
    <style:style style:name="T8" style:family="text">
      <style:text-properties style:font-name="Liberation Serif1" fo:font-weight="normal" officeooo:rsid="001dd3e1" style:font-weight-asian="normal" style:font-weight-complex="normal"/>
    </style:style>
    <style:style style:name="T9" style:family="text">
      <style:text-properties style:font-name="Liberation Serif1" fo:font-weight="normal" officeooo:rsid="001e0caf" style:font-weight-asian="normal" style:font-weight-complex="normal"/>
    </style:style>
    <style:style style:name="T10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1" style:family="text">
      <style:text-properties style:font-name="Liberation Serif1" fo:font-weight="normal" officeooo:rsid="001e0caf" style:font-name-asian="Liberation Serif1" style:font-weight-asian="normal" style:font-name-complex="Liberation Serif1" style:font-weight-complex="normal"/>
    </style:style>
    <style:style style:name="T12" style:family="text">
      <style:text-properties style:font-name="Liberation Serif1" fo:font-weight="normal" officeooo:rsid="00202c9d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1" fo:font-weight="normal" officeooo:rsid="0021691e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fo:font-weight="normal" officeooo:rsid="001dd3e1" style:font-name-asian="Liberation Serif1" style:font-weight-asian="normal" style:font-name-complex="Liberation Serif1" style:font-weight-complex="normal"/>
    </style:style>
    <style:style style:name="T15" style:family="text">
      <style:text-properties style:font-name="Liberation Serif1" fo:font-weight="normal" officeooo:rsid="002377be" style:font-name-asian="Liberation Serif1" style:font-weight-asian="normal" style:font-name-complex="Liberation Serif1" style:font-weight-complex="normal"/>
    </style:style>
    <style:style style:name="T16" style:family="text">
      <style:text-properties style:font-name="Liberation Serif1" officeooo:rsid="001dd3e1"/>
    </style:style>
    <style:style style:name="T17" style:family="text">
      <style:text-properties style:font-name="Liberation Serif1" fo:font-weight="bold" style:font-weight-asian="bold" style:font-weight-complex="bold"/>
    </style:style>
    <style:style style:name="T18" style:family="text">
      <style:text-properties style:font-name="Liberation Serif1" fo:font-weight="bold" officeooo:rsid="001dd3e1" style:font-weight-asian="bold" style:font-weight-complex="bold"/>
    </style:style>
    <style:style style:name="T19" style:family="text">
      <style:text-properties officeooo:rsid="002377be"/>
    </style:style>
    <style:style style:name="T20" style:family="text">
      <style:text-properties officeooo:rsid="00237b1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b704a" style:font-weight-asian="normal" style:font-weight-complex="normal"/>
    </style:style>
    <style:style style:name="T23" style:family="text">
      <style:text-properties fo:font-weight="normal" officeooo:rsid="001dd3e1" style:font-weight-asian="normal" style:font-weight-complex="normal"/>
    </style:style>
    <style:style style:name="T24" style:family="text">
      <style:text-properties fo:font-weight="normal" officeooo:rsid="001e0caf" style:font-weight-asian="normal" style:font-weight-complex="normal"/>
    </style:style>
    <style:style style:name="T25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26" style:family="text">
      <style:text-properties fo:font-weight="normal" officeooo:rsid="001e0caf" style:font-name-asian="Liberation Serif1" style:font-weight-asian="normal" style:font-name-complex="Liberation Serif1" style:font-weight-complex="normal"/>
    </style:style>
    <style:style style:name="T27" style:family="text">
      <style:text-properties fo:font-weight="normal" officeooo:rsid="001dd3e1" style:font-name-asian="Liberation Serif1" style:font-weight-asian="normal" style:font-name-complex="Liberation Serif1" style:font-weight-complex="normal"/>
    </style:style>
    <style:style style:name="T28" style:family="text">
      <style:text-properties fo:font-weight="normal" officeooo:rsid="002377be" style:font-name-asian="Liberation Serif1" style:font-weight-asian="normal" style:font-name-complex="Liberation Serif1" style:font-weight-complex="normal"/>
    </style:style>
    <style:style style:name="T29" style:family="text">
      <style:text-properties fo:font-weight="normal" officeooo:rsid="0021691e" style:font-name-asian="Liberation Serif1" style:font-weight-asian="normal" style:font-name-complex="Liberation Serif1" style:font-weight-complex="normal"/>
    </style:style>
    <style:style style:name="T30" style:family="text">
      <style:text-properties fo:font-weight="normal" officeooo:rsid="00202c9d" style:font-name-asian="Liberation Serif1" style:font-weight-asian="normal" style:font-name-complex="Liberation Serif1" style:font-weight-complex="normal"/>
    </style:style>
    <style:style style:name="T31" style:family="text">
      <style:text-properties officeooo:rsid="0024163e"/>
    </style:style>
    <style:style style:name="T32" style:family="text">
      <style:text-properties officeooo:rsid="00202c9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dd3e1" style:font-weight-asian="bold" style:font-weight-complex="bold"/>
    </style:style>
    <style:style style:name="T35" style:family="text">
      <style:text-properties style:font-name-asian="Liberation Serif1" style:font-name-complex="Liberation Serif1"/>
    </style:style>
    <style:style style:name="T36" style:family="text">
      <style:text-properties officeooo:rsid="001dd3e1" style:font-name-asian="Liberation Serif1" style:font-name-complex="Liberation Serif1"/>
    </style:style>
    <style:style style:name="T37" style:family="text">
      <style:text-properties officeooo:rsid="00202c9d" style:font-name-asian="Liberation Serif1" style:font-name-complex="Liberation Serif1"/>
    </style:style>
    <style:style style:name="T38" style:family="text">
      <style:text-properties officeooo:rsid="002377be" style:font-name-asian="Liberation Serif1" style:font-name-complex="Liberation Serif1"/>
    </style:style>
    <style:style style:name="T39" style:family="text">
      <style:text-properties officeooo:rsid="0021691e" style:font-name-asian="Liberation Serif1" style:font-name-complex="Liberation Serif1"/>
    </style:style>
    <style:style style:name="T40" style:family="text">
      <style:text-properties officeooo:rsid="001dd3e1"/>
    </style:style>
    <style:style style:name="T41" style:family="text">
      <style:text-properties officeooo:rsid="0025b3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эру г. Новосибирска</text:p>
      <text:p text:style-name="P2">Е. А. Локтю</text:p>
      <text:p text:style-name="P4">от организатора публичного мероприятия</text:p>
      <text:p text:style-name="P4">___________________________________</text:p>
      <text:p text:style-name="P8">фамилия, имя, отчество</text:p>
      <text:p text:style-name="P4">___________________________________</text:p>
      <text:p text:style-name="P8">сведения о месте жительства или пребывания <text:span text:style-name="T20">либо месте нахождения</text:span></text:p>
      <text:p text:style-name="P4">___________________________________</text:p>
      <text:p text:style-name="P8">номер телефона</text:p>
      <text:p text:style-name="P3"/>
      <text:p text:style-name="P9">УВЕДОМЛЕНИЕ</text:p>
      <text:p text:style-name="P9">о проведении публичного мероприятия.</text:p>
      <text:p text:style-name="P9"/>
      <text:p text:style-name="P12"><text:tab/>В соответствии с Федеральным законом <text:span text:style-name="T35">«</text:span>О собраниях, митингах, демонстрациях, шествиях и пикетированиях» № 54-ФЗ от 19.06.2004 г. группа граждан уведомляет Вас о проведении публичного мероприятия в форме пикета.</text:p>
      <text:p text:style-name="P13"><text:tab/><text:span text:style-name="T33">Место проведения публичного мероприятия</text:span>:_________________________ _______________________________________________________________________.</text:p>
      <text:p text:style-name="P14"><text:tab/><text:span text:style-name="T33">Дата и время проведения публичного мероприятия</text:span>: <text:span text:style-name="T40">«__» ________ </text:span>20___ г. с ___ часов ___ минут до ___ часов ___ минут.</text:p>
      <text:p text:style-name="P23"><text:span text:style-name="T22"><text:tab/></text:span><text:span text:style-name="T34">Цель публичного мероприятия</text:span><text:span text:style-name="T23">: _____________________________________</text:span></text:p>
      <text:p text:style-name="P16">_______________________________________________________________________</text:p>
      <text:p text:style-name="P16">_______________________________________________________________________.</text:p>
      <text:p text:style-name="P16"><text:tab/><text:span text:style-name="T33">Предполагаемое количество участников публичного мероприятия</text:span>: _____ человек.</text:p>
      <text:p text:style-name="P17"><text:tab/>Во время пикета будут использоваться плакаты, <text:span text:style-name="T41">транспаранты, </text:span>флаги, листовки и иные средства <text:span text:style-name="T31">наглядной </text:span>агитации.</text:p>
      <text:p text:style-name="P16"><text:tab/>Обеспечение общественного порядка участниками пикета гарантируем.</text:p>
      <text:p text:style-name="P24"><text:span text:style-name="T21"><text:tab/>Формы и методы обеспечения организатор</text:span><text:span text:style-name="T24">ом</text:span><text:span text:style-name="T21"> публичного мероприятия общественного порядка, организации медицинской помощи: инструктирование участников публичного мероприятия, обеспечение информацией о номере вызова полиции и неотложной медицинской помощи, наличие аптечки, при необходимости </text:span><text:span text:style-name="T26">— вызов </text:span><text:span text:style-name="T25">неотложной медицинской помощи.</text:span></text:p>
      <text:p text:style-name="P25"><text:span text:style-name="T27"><text:tab/></text:span><text:span text:style-name="T26">Отличительные знаки организатора и уполномоченных по организации публичного мероприятия: бейджи.</text:span></text:p>
      <text:p text:style-name="P26"><text:span text:style-name="T25"><text:tab/></text:span><text:span text:style-name="T28">Л</text:span><text:span text:style-name="T25">иц</text:span><text:span text:style-name="T28">а</text:span><text:span text:style-name="T25">, уполномоченн</text:span><text:span text:style-name="T28">ые</text:span><text:span text:style-name="T25"> организатором публичного мероприятия выполнять распорядительные функции по организации и проведению публичного мероприятия:</text:span></text:p>
      <text:p text:style-name="P18">______________________________________ _________________ _______________;</text:p>
      <text:p text:style-name="P5">фамилия, имя, отчество <text:s text:c="113"/>номер телефона <text:s text:c="74"/>подпись</text:p>
      <text:p text:style-name="P19">______________________________________ _________________ _______________;</text:p>
      <text:p text:style-name="P6">фамилия, имя, отчество <text:s text:c="113"/>номер телефона <text:s text:c="74"/>подпись</text:p>
      <text:p text:style-name="P19">______________________________________ _________________ _______________.</text:p>
      <text:p text:style-name="P6">фамилия, имя, отчество <text:s text:c="113"/>номер телефона <text:s text:c="74"/>подпись</text:p>
      <text:p text:style-name="P20"/>
      <text:p text:style-name="P10"><text:span text:style-name="T39">Д</text:span><text:span text:style-name="T37">ата подачи уведомления</text:span></text:p>
      <text:p text:style-name="P21"><text:span text:style-name="T33">о проведении публичного мероприятия</text:span>:</text:p>
      <text:p text:style-name="P15"><text:span text:style-name="T36">«___» ________________ </text:span><text:span text:style-name="T37">20___ г.</text:span></text:p>
      <text:p text:style-name="P15"><text:span text:style-name="T38"/></text:p>
      <text:p text:style-name="P11"><text:span text:style-name="T38">Организатор</text:span></text:p>
      <text:p text:style-name="P22"><text:span text:style-name="T19">____________ (____________________)</text:span></text:p>
      <text:p text:style-name="P7"><text:span text:style-name="T19">подпись <text:s text:c="38"/>фамилия, инициал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0:57:56.779692789</meta:creation-date>
    <dc:date>2019-03-05T16:58:19.093350286</dc:date>
    <meta:editing-duration>PT20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220" meta:character-count="2933" meta:non-whitespace-character-count="2138"/>
  </office:meta>
</office:document-meta>
</file>